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0.323cm" fo:min-width="2.295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2.903cm" fo:min-width="8.685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16.57cm" fo:min-width="16.414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119cm" loext:decorative="false"/>
      <style:paragraph-properties style:writing-mode="lr-tb"/>
    </style:style>
    <style:style style:name="gr8" style:family="graphic" style:parent-style-name="standard">
      <style:graphic-properties draw:fill-color="#5983b0" draw:textarea-horizontal-align="justify" draw:textarea-vertical-align="middle" draw:auto-grow-height="false" fo:min-height="3.761cm" fo:min-width="7.143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56cm" loext:decorative="false"/>
      <style:paragraph-properties style:writing-mode="lr-tb"/>
    </style:style>
    <style:style style:name="gr10" style:family="graphic" style:parent-style-name="standard">
      <style:graphic-properties draw:fill-color="#5983b0" draw:textarea-horizontal-align="justify" draw:textarea-vertical-align="middle" draw:auto-grow-height="false" fo:min-height="2.903cm" fo:min-width="10.907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0.323cm" fo:min-width="4.835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5983b0" draw:textarea-horizontal-align="justify" draw:textarea-vertical-align="middle" draw:auto-grow-height="false" fo:min-height="4.334cm" fo:min-width="7.081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703cm" fo:min-width="1.723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 loext:decorative="false"/>
      <style:paragraph-properties style:writing-mode="lr-tb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2.33cm" fo:min-width="4.619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5983b0" draw:textarea-horizontal-align="justify" draw:textarea-vertical-align="middle" draw:auto-grow-height="false" fo:min-height="0.897cm" fo:min-width="7.314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5983b0" draw:textarea-horizontal-align="justify" draw:textarea-vertical-align="middle" draw:auto-grow-height="false" fo:min-height="11.907cm" fo:min-width="10.387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227cm" fo:min-width="0.93cm" style:writing-mode="lr-tb" loext:decorative="false"/>
      <style:paragraph-properties style:writing-mode="lr-tb"/>
    </style:style>
    <style:style style:name="gr19" style:family="graphic" style:parent-style-name="objectwithoutfill">
      <style:graphic-properties svg:stroke-width="0.018cm" svg:stroke-color="#000000" draw:marker-start-width="0.227cm" draw:marker-end="Arrowheads_20_3" draw:marker-end-width="0.327cm" draw:fill="none" draw:textarea-vertical-align="middle" fo:padding-top="0.134cm" fo:padding-bottom="0.134cm" fo:padding-left="0.259cm" fo:padding-right="0.259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96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 loext:decorative="false"/>
      <style:paragraph-properties style:writing-mode="lr-tb"/>
    </style:style>
    <style:style style:name="gr22" style:family="graphic" style:parent-style-name="standard">
      <style:graphic-properties draw:fill-color="#b4c7dc" draw:textarea-horizontal-align="justify" draw:textarea-vertical-align="middle" draw:auto-grow-height="false" fo:min-height="0.61cm" fo:min-width="2.583cm" style:writing-mode="lr-tb" loext:decorative="false"/>
      <style:paragraph-properties style:writing-mode="lr-tb"/>
    </style:style>
    <style:style style:name="gr23" style:family="graphic" style:parent-style-name="standard">
      <style:graphic-properties draw:fill-color="#b4c7dc" draw:textarea-horizontal-align="justify" draw:textarea-vertical-align="middle" draw:auto-grow-height="false" fo:min-height="0.323cm" fo:min-width="2.613cm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0.61cm" fo:min-width="2.311cm" style:writing-mode="lr-tb" loext:decorative="false"/>
      <style:paragraph-properties style:writing-mode="lr-tb"/>
    </style:style>
    <style:style style:name="gr25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1.184cm" fo:min-width="3.791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b4c7dc" draw:textarea-horizontal-align="justify" draw:textarea-vertical-align="middle" draw:auto-grow-height="false" fo:min-height="1.414cm" fo:min-width="4.085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b4c7dc" draw:textarea-horizontal-align="justify" draw:textarea-vertical-align="middle" draw:auto-grow-height="false" fo:min-height="1.013cm" fo:min-width="4.127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5983b0" draw:textarea-horizontal-align="justify" draw:textarea-vertical-align="middle" draw:auto-grow-height="false" fo:min-height="19.844cm" fo:min-width="10.387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b4c7dc" draw:textarea-horizontal-align="justify" draw:textarea-vertical-align="middle" draw:auto-grow-height="false" fo:min-height="0.61cm" fo:min-width="2.71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b4c7dc" draw:textarea-horizontal-align="justify" draw:textarea-vertical-align="middle" draw:auto-grow-height="false" fo:min-height="0.94cm" fo:min-width="3.817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b4c7dc" draw:textarea-horizontal-align="justify" draw:textarea-vertical-align="middle" draw:auto-grow-height="false" fo:min-height="0.485cm" fo:min-width="4.185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0.611cm" fo:min-width="4.171cm" style:writing-mode="lr-tb" loext:decorative="false"/>
      <style:paragraph-properties style:writing-mode="lr-tb"/>
    </style:style>
    <style:style style:name="gr34" style:family="graphic" style:parent-style-name="standard">
      <style:graphic-properties draw:fill-color="#b4c7dc" draw:textarea-horizontal-align="justify" draw:textarea-vertical-align="middle" draw:auto-grow-height="false" fo:min-height="0.323cm" fo:min-width="4.201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b4c7dc" draw:textarea-horizontal-align="justify" draw:textarea-vertical-align="middle" draw:auto-grow-height="false" fo:min-height="0.611cm" fo:min-width="4.488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701cm" loext:decorative="false"/>
      <style:paragraph-properties style:writing-mode="lr-tb"/>
    </style:style>
    <style:style style:name="gr38" style:family="graphic" style:parent-style-name="standard">
      <style:graphic-properties draw:fill-color="#5983b0" draw:textarea-horizontal-align="justify" draw:textarea-vertical-align="middle" draw:auto-grow-height="false" fo:min-height="0.897cm" fo:min-width="7.948cm" style:writing-mode="lr-tb" loext:decorative="false"/>
      <style:paragraph-properties style:writing-mode="lr-tb"/>
    </style:style>
    <style:style style:name="gr39" style:family="graphic" style:parent-style-name="standard">
      <style:graphic-properties draw:fill-color="#5983b0" draw:textarea-horizontal-align="justify" draw:textarea-vertical-align="middle" draw:auto-grow-height="false" fo:min-height="0.323cm" fo:min-width="8.01cm" style:writing-mode="lr-tb" loext:decorative="false"/>
      <style:paragraph-properties style:writing-mode="lr-tb"/>
    </style:style>
    <style:style style:name="gr40" style:family="graphic" style:parent-style-name="standard">
      <style:graphic-properties draw:fill-color="#b4c7dc" draw:textarea-horizontal-align="justify" draw:textarea-vertical-align="middle" draw:auto-grow-height="false" fo:min-height="0.896cm" fo:min-width="2.869cm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01cm" loext:decorative="false"/>
      <style:paragraph-properties style:writing-mode="lr-tb"/>
    </style:style>
    <style:style style:name="gr42" style:family="graphic" style:parent-style-name="standard">
      <style:graphic-properties draw:fill-color="#b4c7dc" draw:textarea-horizontal-align="justify" draw:textarea-vertical-align="middle" draw:auto-grow-height="false" fo:min-height="0.896cm" fo:min-width="3.187cm" style:writing-mode="lr-tb" loext:decorative="false"/>
      <style:paragraph-properties style:writing-mode="lr-tb"/>
    </style:style>
    <style:style style:name="gr43" style:family="graphic" style:parent-style-name="standard">
      <style:graphic-properties draw:fill-color="#b4c7dc" draw:textarea-horizontal-align="justify" draw:textarea-vertical-align="middle" draw:auto-grow-height="false" fo:min-height="0.485cm" fo:min-width="4.032cm" style:writing-mode="lr-tb" loext:decorative="false"/>
      <style:paragraph-properties style:writing-mode="lr-tb"/>
    </style:style>
    <style:style style:name="gr44" style:family="graphic" style:parent-style-name="standard">
      <style:graphic-properties draw:fill-color="#b4c7dc" draw:textarea-horizontal-align="justify" draw:textarea-vertical-align="middle" draw:auto-grow-height="false" fo:min-height="0.317cm" fo:min-width="2.615cm" style:writing-mode="lr-tb" loext:decorative="false"/>
      <style:paragraph-properties style:writing-mode="lr-tb"/>
    </style:style>
    <style:style style:name="gr45" style:family="graphic" style:parent-style-name="standard">
      <style:graphic-properties draw:fill-color="#b4c7dc" draw:textarea-horizontal-align="justify" draw:textarea-vertical-align="middle" draw:auto-grow-height="false" fo:min-height="0.61cm" fo:min-width="3.218cm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898cm" loext:decorative="false"/>
      <style:paragraph-properties style:writing-mode="lr-tb"/>
    </style:style>
    <style:style style:name="gr47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48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77cm" loext:decorative="false"/>
      <style:paragraph-properties style:writing-mode="lr-tb"/>
    </style:style>
    <style:style style:name="gr50" style:family="graphic" style:parent-style-name="objectwithoutfill">
      <style:graphic-properties svg:stroke-width="0cm" svg:stroke-color="#000000" draw:marker-end="Arrowheads_20_7" draw:marker-end-width="0.3cm" draw:fill="none" draw:textarea-vertical-align="middle" loext:decorative="false"/>
    </style:style>
    <style:style style:name="gr51" style:family="graphic" style:parent-style-name="standard">
      <style:graphic-properties draw:fill-color="#b4c7dc" draw:textarea-horizontal-align="justify" draw:textarea-vertical-align="middle" draw:auto-grow-height="false" fo:min-height="0.896cm" fo:min-width="1.598cm" style:writing-mode="lr-tb" loext:decorative="false"/>
      <style:paragraph-properties style:writing-mode="lr-tb"/>
    </style:style>
    <style:style style:name="gr52" style:family="graphic" style:parent-style-name="standard">
      <style:graphic-properties draw:fill-color="#b4c7dc" draw:textarea-horizontal-align="justify" draw:textarea-vertical-align="middle" draw:auto-grow-height="false" fo:min-height="0.896cm" fo:min-width="2.678cm" style:writing-mode="lr-tb" loext:decorative="false"/>
      <style:paragraph-properties style:writing-mode="lr-tb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0.538cm" fo:min-width="0.771cm" style:writing-mode="lr-tb" loext:decorative="false"/>
      <style:paragraph-properties style:writing-mode="lr-tb"/>
    </style:style>
    <style:style style:name="gr54" style:family="graphic" style:parent-style-name="objectwithoutfill">
      <style:graphic-properties svg:stroke-color="#000000" draw:marker-end="Arrowheads_20_8" draw:marker-end-width="0.3cm" draw:fill="none" draw:textarea-vertical-align="middle" loext:decorative="false"/>
    </style:style>
    <style:style style:name="gr55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56" style:family="graphic" style:parent-style-name="standard">
      <style:graphic-properties draw:stroke="none" draw:fill="none" fo:min-height="0.447cm" loext:decorative="false"/>
      <style:paragraph-properties style:writing-mode="lr-tb"/>
    </style:style>
    <style:style style:name="gr57" style:family="graphic" style:parent-style-name="objectwithoutfill">
      <style:graphic-properties svg:stroke-color="#000000" draw:marker-end="Arrowheads_20_10" draw:marker-end-width="0.3cm" draw:fill="none" draw:textarea-vertical-align="middle" loext:decorative="false"/>
    </style:style>
    <style:style style:name="gr58" style:family="graphic" style:parent-style-name="objectwithoutfill">
      <style:graphic-properties svg:stroke-color="#000000" draw:marker-end="Arrowheads_20_11" draw:marker-end-width="0.3cm" draw:fill="none" draw:textarea-vertical-align="middle" loext:decorative="false"/>
    </style:style>
    <style:style style:name="gr59" style:family="graphic" style:parent-style-name="objectwithoutfill">
      <style:graphic-properties svg:stroke-color="#000000" draw:marker-end="Arrowheads_20_12" draw:marker-end-width="0.3cm" draw:fill="none" draw:textarea-vertical-align="middle" loext:decorative="false"/>
    </style:style>
    <style:style style:name="gr60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Liberation Mono1" fo:font-size="14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Liberation Mono1" fo:font-size="14pt" fo:font-weight="bold" style:font-weight-asian="bold" style:font-weight-complex="bold"/>
    </style:style>
    <style:style style:name="P6" style:family="paragraph">
      <loext:graphic-properties draw:fill-color="#5983b0"/>
      <style:paragraph-properties fo:text-align="center" style:writing-mode="lr-tb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P7" style:family="paragraph">
      <style:paragraph-properties fo:text-align="center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P8" style:family="paragraph">
      <loext:graphic-properties draw:fill-color="#b4c7dc"/>
      <style:paragraph-properties fo:text-align="center" style:writing-mode="lr-tb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P9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1" style:family="paragraph">
      <style:paragraph-properties fo:text-align="start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P13" style:family="paragraph">
      <loext:graphic-properties draw:fill-color="#5983b0"/>
      <style:paragraph-properties fo:margin-left="0cm" fo:margin-right="0cm" fo:margin-top="0cm" fo:margin-bottom="0cm" fo:line-height="100%" fo:text-align="center" fo:text-indent="0cm" style:writing-mode="lr-tb"/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P14" style:family="paragraph">
      <style:paragraph-properties fo:text-align="center"/>
      <style:text-properties fo:font-size="8pt" style:font-size-asian="8pt" style:font-size-complex="8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7pt" style:font-size-asian="7pt" style:font-size-complex="7pt"/>
    </style:style>
    <style:style style:name="P17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18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19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20" style:family="paragraph">
      <style:text-properties fo:font-size="10pt" style:font-size-asian="10pt" style:font-size-complex="10pt"/>
    </style:style>
    <style:style style:name="P21" style:family="paragraph">
      <loext:graphic-properties draw:fill="none" draw:fill-color="#ffffff"/>
      <style:text-properties fo:font-size="10pt" style:font-size-asian="10pt" style:font-size-complex="10pt"/>
    </style:style>
    <style:style style:name="P22" style:family="paragraph">
      <loext:graphic-properties draw:fill="none"/>
    </style:style>
    <style:style style:name="T1" style:family="text">
      <style:text-properties style:font-name="Liberation Mono1" fo:font-size="14pt" fo:font-weight="bold" style:font-weight-asian="bold" style:font-weight-complex="bold"/>
    </style:style>
    <style:style style:name="T2" style:family="tex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Liberation Mono1" fo:font-size="14pt" fo:font-weight="bold" style:font-size-asian="9pt" style:font-weight-asian="bold" style:font-size-complex="9pt" style:font-weight-complex="bold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Mono" fo:font-size="4pt" fo:font-weight="bold" style:font-size-asian="4pt" style:font-weight-asian="bold" style:font-size-complex="4pt" style:font-weight-complex="bold"/>
    </style:style>
    <style:style style:name="T9" style:family="text">
      <style:text-properties style:font-name="Liberation Mono" fo:font-size="6pt" fo:font-weight="normal" style:font-size-asian="6pt" style:font-weight-asian="normal" style:font-size-complex="6pt" style:font-weight-complex="normal"/>
    </style:style>
    <style:style style:name="T10" style:family="text">
      <style:text-properties style:font-name="Liberation Mono" fo:font-size="6pt" fo:font-weight="bold" style:font-size-asian="6pt" style:font-weight-asian="bold" style:font-size-complex="6pt" style:font-weight-complex="bold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style:font-name="Liberation Mono" fo:font-size="7pt" fo:font-weight="normal" style:font-size-asian="7pt" style:font-weight-asian="normal" style:font-size-complex="7pt" style:font-weight-complex="normal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style:font-name="Liberation Mono1"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7.174cm" svg:y1="12.43cm" svg:x2="27.174cm" svg:y2="12.938cm">
          <text:p/>
        </draw:line>
        <draw:custom-shape draw:style-name="gr2" draw:text-style-name="P2" draw:layer="layout" svg:width="2.857cm" svg:height="0.635cm" svg:x="2.27cm" svg:y="1.3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525cm" svg:height="3.493cm" svg:x="1.635cm" svg:y="2.9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8.732cm" svg:height="18.638cm" svg:x="1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3.81cm" svg:height="1.27cm" svg:x="2.27cm" svg:y="2.955cm">
          <draw:text-box>
            <text:p><text:span text:style-name="T1">setup()</text:span></text:p>
          </draw:text-box>
        </draw:frame>
        <draw:frame draw:style-name="gr5" draw:text-style-name="P5" draw:layer="layout" svg:width="3.81cm" svg:height="1.27cm" svg:x="8.798cm" svg:y="7.718cm">
          <draw:text-box>
            <text:p text:style-name="P3"><text:span text:style-name="T1">Main Loop</text:span></text:p>
          </draw:text-box>
        </draw:frame>
        <draw:connector draw:style-name="gr6" draw:text-style-name="P1" draw:layer="layout" draw:type="line" svg:x1="4.175cm" svg:y1="6.448cm" svg:x2="4.175cm" svg:y2="8.861cm" svg:d="M4175 6448v2413" svg:viewBox="0 0 1 2414">
          <text:p/>
        </draw:connector>
        <draw:frame draw:style-name="gr7" draw:text-style-name="P4" draw:layer="layout" svg:width="3.175cm" svg:height="1.369cm" svg:x="2.27cm" svg:y="1.317cm">
          <draw:text-box>
            <text:p><text:span text:style-name="T1">Power On</text:span></text:p>
          </draw:text-box>
        </draw:frame>
        <draw:connector draw:style-name="gr6" draw:text-style-name="P1" draw:layer="layout" draw:type="line" svg:x1="4.175cm" svg:y1="2.003cm" svg:x2="4.175cm" svg:y2="2.955cm" svg:d="M4175 2003v952" svg:viewBox="0 0 1 953">
          <text:p/>
        </draw:connector>
        <draw:custom-shape draw:style-name="gr8" draw:text-style-name="P6" draw:layer="layout" svg:width="8.077cm" svg:height="4.445cm" svg:x="-11.382cm" svg:y="22.4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7.62cm" svg:height="0.81cm" svg:x="-10.925cm" svg:y="22.813cm">
          <draw:text-box>
            <text:p text:style-name="P3"><text:span text:style-name="T1">Error State</text:span></text:p>
          </draw:text-box>
        </draw:frame>
        <draw:custom-shape draw:style-name="gr10" draw:text-style-name="P6" draw:layer="layout" svg:width="11.747cm" svg:height="3.493cm" svg:x="-15.192cm" svg:y="18.4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7.62cm" svg:height="0.81cm" svg:x="-12.97cm" svg:y="18.605cm">
          <draw:text-box>
            <text:p text:style-name="P3"><text:span text:style-name="T1">Safe_State</text:span></text:p>
          </draw:text-box>
        </draw:frame>
        <draw:custom-shape draw:style-name="gr11" draw:text-style-name="P8" draw:layer="layout" svg:width="5.397cm" svg:height="0.635cm" svg:x="-9.973cm" svg:y="23.765cm">
          <text:p text:style-name="P7"><text:span text:style-name="T2">Log 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8.077cm" svg:height="5.08cm" svg:x="-11.382cm" svg:y="12.7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5.397cm" svg:height="0.635cm" svg:x="-9.972cm" svg:y="16.875cm">
          <text:p text:style-name="P7"><text:span text:style-name="T2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4.445cm" svg:height="1.905cm" svg:x="-9.338cm" svg:y="24.7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10" draw:layer="layout" svg:width="3.493cm" svg:height="1.433cm" svg:x="-8.703cm" svg:y="24.972cm">
          <draw:text-box>
            <text:p text:style-name="P3"><text:span text:style-name="T3">Triggered by Manual Shutdown or Error?</text:span></text:p>
          </draw:text-box>
        </draw:frame>
        <draw:frame draw:style-name="gr9" draw:text-style-name="P5" draw:layer="layout" svg:width="7.62cm" svg:height="0.81cm" svg:x="-10.925cm" svg:y="12.747cm">
          <draw:text-box>
            <text:p text:style-name="P3"><text:span text:style-name="T1">De-Energized State</text:span></text:p>
          </draw:text-box>
        </draw:frame>
        <draw:custom-shape draw:style-name="gr15" draw:text-style-name="P8" draw:layer="layout" svg:width="5.397cm" svg:height="2.858cm" svg:x="-9.973cm" svg:y="13.699cm">
          <text:p text:style-name="P7"><text:span text:style-name="T2">Actions to return to </text:span></text:p>
          <text:p text:style-name="P7"><text:span text:style-name="T2">de-energized config</text:span></text:p>
          <text:p text:style-name="P7"><text:span text:style-name="T4"/></text:p>
          <text:p text:style-name="P11"><text:span text:style-name="T2">- Pressure Gauge OFF</text:span></text:p>
          <text:p text:style-name="P11"><text:span text:style-name="T2">- Pumps power OFF</text:span></text:p>
          <text:p text:style-name="P11"><text:span text:style-name="T2">- close gas valves</text:span></text:p>
          <text:p text:style-name="P1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7.938cm" svg:height="1.271cm" svg:x="2.587cm" svg:y="8.936cm">
          <text:p text:style-name="P12"><text:span text:style-name="T5">switch (currentStat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12.065cm" svg:height="13.335cm" svg:x="23.225cm" svg:y="4.4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2.858cm" svg:height="0.953cm" svg:x="25.765cm" svg:y="12.938cm">
          <text:p text:style-name="P14"><text:span text:style-name="T6">Failed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27.352cm" svg:y1="5.741cm" svg:x2="27.352cm" svg:y2="6.397cm">
          <text:p/>
        </draw:line>
        <draw:frame draw:style-name="gr9" draw:text-style-name="P5" draw:layer="layout" svg:width="7.938cm" svg:height="0.81cm" svg:x="25.447cm" svg:y="4.952cm">
          <draw:text-box>
            <text:p text:style-name="P3"><text:span text:style-name="T1">INITIALIZATION STATE</text:span></text:p>
          </draw:text-box>
        </draw:frame>
        <draw:custom-shape draw:style-name="gr11" draw:text-style-name="P8" draw:layer="layout" svg:width="5.397cm" svg:height="0.635cm" svg:x="24.495cm" svg:y="14.526cm">
          <text:p text:style-name="P7"><text:span text:style-name="T2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7.2cm" svg:y1="15.161cm" svg:x2="27.2cm" svg:y2="15.817cm">
          <text:p/>
        </draw:line>
        <draw:line draw:style-name="gr19" draw:text-style-name="P1" draw:layer="layout" svg:x1="28.621cm" svg:y1="13.44cm" svg:x2="30.526cm" svg:y2="13.44cm">
          <text:p/>
        </draw:line>
        <draw:frame draw:style-name="gr20" draw:text-style-name="P15" draw:layer="layout" svg:width="1.196cm" svg:height="0.725cm" svg:x="28.518cm" svg:y="12.888cm">
          <draw:text-box>
            <text:p><text:span text:style-name="T7">Yes</text:span></text:p>
          </draw:text-box>
        </draw:frame>
        <draw:frame draw:style-name="gr21" draw:text-style-name="P15" draw:layer="layout" svg:width="1.044cm" svg:height="0.725cm" svg:x="26.082cm" svg:y="13.744cm">
          <draw:text-box>
            <text:p><text:span text:style-name="T7">No</text:span></text:p>
          </draw:text-box>
        </draw:frame>
        <draw:custom-shape draw:style-name="gr11" draw:text-style-name="P8" draw:layer="layout" svg:width="5.397cm" svg:height="0.635cm" svg:x="24.495cm" svg:y="15.859cm">
          <text:p text:style-name="P7"><text:span text:style-name="T2">updateLabVIEW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7.2cm" svg:y1="7.731cm" svg:x2="27.2cm" svg:y2="8.387cm">
          <text:p/>
        </draw:line>
        <draw:custom-shape draw:style-name="gr22" draw:text-style-name="P8" xml:id="id2" draw:id="id2" draw:layer="layout" svg:width="3.175cm" svg:height="0.952cm" svg:x="30.527cm" svg:y="13.073cm">
          <text:p text:style-name="P7"><text:span text:style-name="T2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8" draw:layer="layout" svg:width="3.175cm" svg:height="0.635cm" svg:x="30.527cm" svg:y="14.151cm">
          <text:p text:style-name="P7"><text:span text:style-name="T2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xml:id="id1" draw:id="id1" draw:layer="layout" svg:width="2.903cm" svg:height="0.952cm" svg:x="30.845cm" svg:y="15.287cm">
          <text:p text:style-name="P7"><text:span text:style-name="T2">Retry selfCheck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32.242cm" svg:y1="14.919cm" svg:x2="32.242cm" svg:y2="15.257cm">
          <text:p/>
        </draw:line>
        <draw:connector draw:style-name="gr25" draw:text-style-name="P1" draw:layer="layout" svg:x1="32.296cm" svg:y1="16.239cm" svg:x2="33.702cm" svg:y2="13.549cm" draw:start-shape="id1" draw:start-glue-point="2" draw:end-shape="id2" svg:d="M32296 16239v502h1953v-3192h-547" svg:viewBox="0 0 1954 3193">
          <text:p/>
        </draw:connector>
        <draw:custom-shape draw:style-name="gr26" draw:text-style-name="P8" draw:layer="layout" svg:width="4.445cm" svg:height="1.588cm" svg:x="24.812cm" svg:y="6.397cm">
          <text:p text:style-name="P7"><text:span text:style-name="T2"/></text:p>
          <text:p text:style-name="P7"><text:span text:style-name="T2">Establish Comms</text:span></text:p>
          <text:p text:style-name="P7"><text:span text:style-name="T8"/></text:p>
          <text:p text:style-name="P11"><text:span text:style-name="T9">- Serial: program + log</text:span></text:p>
          <text:p text:style-name="P11"><text:span text:style-name="T9">- Serial1: LabVIEW</text:span></text:p>
          <text:p text:style-name="P11"><text:span text:style-name="T9">- Serial2: Pressure Gauge</text:span></text:p>
          <text:p text:style-name="P7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7.199cm" svg:y1="13.91cm" svg:x2="27.199cm" svg:y2="14.469cm">
          <text:p/>
        </draw:line>
        <draw:line draw:style-name="gr1" draw:text-style-name="P1" draw:layer="layout" svg:x1="27.2cm" svg:y1="10.017cm" svg:x2="27.2cm" svg:y2="10.673cm">
          <text:p/>
        </draw:line>
        <draw:line draw:style-name="gr1" draw:text-style-name="P1" draw:layer="layout" svg:x1="34.159cm" svg:y1="36.512cm" svg:x2="34.159cm" svg:y2="37.02cm">
          <text:p/>
        </draw:line>
        <draw:custom-shape draw:style-name="gr17" draw:text-style-name="P6" draw:layer="layout" svg:width="12.065cm" svg:height="13.335cm" svg:x="30.21cm" svg:y="28.5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draw:layer="layout" svg:width="4.763cm" svg:height="1.842cm" svg:x="31.797cm" svg:y="34.734cm">
          <text:p text:style-name="P7"><text:span text:style-name="T2">Perform selfChecks()</text:span></text:p>
          <text:p text:style-name="P7"><text:span text:style-name="T10"/></text:p>
          <text:p text:style-name="P11"><text:span text:style-name="T10">- read power states</text:span></text:p>
          <text:p text:style-name="P11"><text:span text:style-name="T10">- verify valve positions</text:span></text:p>
          <text:p text:style-name="P11"><text:span text:style-name="T10">- set LED indic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2.858cm" svg:height="0.953cm" svg:x="32.75cm" svg:y="37.02cm">
          <text:p text:style-name="P14"><text:span text:style-name="T6">Failed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34.337cm" svg:y1="31.876cm" svg:x2="34.337cm" svg:y2="32.532cm">
          <text:p/>
        </draw:line>
        <draw:frame draw:style-name="gr9" draw:text-style-name="P5" draw:layer="layout" svg:width="7.938cm" svg:height="0.81cm" svg:x="32.432cm" svg:y="29.034cm">
          <draw:text-box>
            <text:p text:style-name="P3"><text:span text:style-name="T1">STANDARD_PUMP_DOWN STATE</text:span></text:p>
          </draw:text-box>
        </draw:frame>
        <draw:custom-shape draw:style-name="gr11" draw:text-style-name="P8" draw:layer="layout" svg:width="5.397cm" svg:height="0.635cm" svg:x="31.48cm" svg:y="38.608cm">
          <text:p text:style-name="P7"><text:span text:style-name="T2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34.185cm" svg:y1="39.243cm" svg:x2="34.185cm" svg:y2="39.899cm">
          <text:p/>
        </draw:line>
        <draw:line draw:style-name="gr19" draw:text-style-name="P1" draw:layer="layout" svg:x1="35.606cm" svg:y1="37.522cm" svg:x2="37.511cm" svg:y2="37.522cm">
          <text:p/>
        </draw:line>
        <draw:frame draw:style-name="gr20" draw:text-style-name="P15" draw:layer="layout" svg:width="1.196cm" svg:height="0.725cm" svg:x="35.503cm" svg:y="36.97cm">
          <draw:text-box>
            <text:p><text:span text:style-name="T7">Yes</text:span></text:p>
          </draw:text-box>
        </draw:frame>
        <draw:frame draw:style-name="gr21" draw:text-style-name="P15" draw:layer="layout" svg:width="1.044cm" svg:height="0.725cm" svg:x="33.067cm" svg:y="37.826cm">
          <draw:text-box>
            <text:p><text:span text:style-name="T7">No</text:span></text:p>
          </draw:text-box>
        </draw:frame>
        <draw:custom-shape draw:style-name="gr11" draw:text-style-name="P8" draw:layer="layout" svg:width="5.397cm" svg:height="0.635cm" svg:x="31.48cm" svg:y="39.941cm">
          <text:p text:style-name="P7"><text:span text:style-name="T2">updateLabVIEW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8" draw:layer="layout" svg:width="4.763cm" svg:height="1.399cm" svg:x="31.528cm" svg:y="30.35cm">
          <text:p text:style-name="P7"><text:span text:style-name="T2">Verify 972b pressure <text:s/></text:span></text:p>
          <text:p text:style-name="P7"><text:span text:style-name="T8"/></text:p>
          <text:p text:style-name="P11"><text:span text:style-name="T9">- confirm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33.916cm" svg:y1="29.602cm" svg:x2="33.916cm" svg:y2="30.258cm">
          <text:p/>
        </draw:line>
        <draw:custom-shape draw:style-name="gr22" draw:text-style-name="P8" xml:id="id4" draw:id="id4" draw:layer="layout" svg:width="3.175cm" svg:height="0.952cm" svg:x="37.512cm" svg:y="37.155cm">
          <text:p text:style-name="P7"><text:span text:style-name="T2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8" draw:layer="layout" svg:width="3.175cm" svg:height="0.635cm" svg:x="37.512cm" svg:y="38.233cm">
          <text:p text:style-name="P7"><text:span text:style-name="T2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xml:id="id3" draw:id="id3" draw:layer="layout" svg:width="2.903cm" svg:height="0.952cm" svg:x="37.83cm" svg:y="39.369cm">
          <text:p text:style-name="P7"><text:span text:style-name="T2">Retry selfCheck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39.227cm" svg:y1="39.001cm" svg:x2="39.227cm" svg:y2="39.339cm">
          <text:p/>
        </draw:line>
        <draw:connector draw:style-name="gr25" draw:text-style-name="P1" draw:layer="layout" svg:x1="39.281cm" svg:y1="40.321cm" svg:x2="40.687cm" svg:y2="37.631cm" draw:start-shape="id3" draw:start-glue-point="2" draw:end-shape="id4" svg:d="M39281 40321v502h1953v-3192h-547" svg:viewBox="0 0 1954 3193">
          <text:p/>
        </draw:connector>
        <draw:custom-shape draw:style-name="gr26" draw:text-style-name="P8" draw:layer="layout" svg:width="4.445cm" svg:height="1.588cm" svg:x="31.797cm" svg:y="32.532cm">
          <text:p text:style-name="P7"><text:span text:style-name="T2"/></text:p>
          <text:p text:style-name="P7"><text:span text:style-name="T2">Check Valve Pos.</text:span></text:p>
          <text:p text:style-name="P11"><text:span text:style-name="T9"/></text:p>
          <text:p text:style-name="P11"><text:span text:style-name="T9">- Gate valve switches: OPEN</text:span></text:p>
          <text:p text:style-name="P11"><text:span text:style-name="T9">- Vent valve switch: CLOSED</text:span><text:span text:style-name="T2"> </text:span></text:p>
          <text:p text:style-name="P7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34.184cm" svg:y1="37.992cm" svg:x2="34.184cm" svg:y2="38.551cm">
          <text:p/>
        </draw:line>
        <draw:line draw:style-name="gr1" draw:text-style-name="P1" draw:layer="layout" svg:x1="34.185cm" svg:y1="34.099cm" svg:x2="34.185cm" svg:y2="34.755cm">
          <text:p/>
        </draw:line>
        <draw:line draw:style-name="gr1" draw:text-style-name="P1" draw:layer="layout" svg:x1="10.346cm" svg:y1="35.862cm" svg:x2="10.346cm" svg:y2="36.37cm">
          <text:p/>
        </draw:line>
        <draw:custom-shape draw:style-name="gr29" draw:text-style-name="P6" draw:layer="layout" svg:width="12.065cm" svg:height="21.272cm" svg:x="-13.605cm" svg:y="29.2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0.398cm" svg:y1="28.919cm" svg:x2="10.398cm" svg:y2="29.575cm">
          <text:p/>
        </draw:line>
        <draw:frame draw:style-name="gr9" draw:text-style-name="P5" draw:layer="layout" svg:width="7.938cm" svg:height="0.81cm" svg:x="8.937cm" svg:y="27.035cm">
          <draw:text-box>
            <text:p text:style-name="P3"><text:span text:style-name="T1">VTRX-BTEST-040</text:span></text:p>
          </draw:text-box>
        </draw:frame>
        <draw:line draw:style-name="gr19" draw:text-style-name="P1" draw:layer="layout" svg:x1="11.795cm" svg:y1="37.068cm" svg:x2="13.7cm" svg:y2="37.068cm">
          <text:p/>
        </draw:line>
        <draw:frame draw:style-name="gr20" draw:text-style-name="P15" draw:layer="layout" svg:width="1.196cm" svg:height="0.725cm" svg:x="11.795cm" svg:y="36.497cm">
          <draw:text-box>
            <text:p><text:span text:style-name="T7">No</text:span></text:p>
          </draw:text-box>
        </draw:frame>
        <draw:frame draw:style-name="gr20" draw:text-style-name="P15" draw:layer="layout" svg:width="1.196cm" svg:height="0.725cm" svg:x="9.255cm" svg:y="37.449cm">
          <draw:text-box>
            <text:p><text:span text:style-name="T7">Yes</text:span></text:p>
          </draw:text-box>
        </draw:frame>
        <draw:custom-shape draw:style-name="gr30" draw:text-style-name="P8" draw:layer="layout" svg:width="3.302cm" svg:height="0.952cm" svg:x="13.699cm" svg:y="36.505cm">
          <text:p text:style-name="P7"><text:span text:style-name="T2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8" draw:layer="layout" svg:width="3.175cm" svg:height="0.635cm" svg:x="13.698cm" svg:y="37.909cm">
          <text:p text:style-name="P7"><text:span text:style-name="T2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5.413cm" svg:y1="38.544cm" svg:x2="15.413cm" svg:y2="38.95cm">
          <text:p/>
        </draw:line>
        <draw:custom-shape draw:style-name="gr31" draw:text-style-name="P8" draw:layer="layout" svg:width="4.445cm" svg:height="1.318cm" svg:x="7.984cm" svg:y="29.575cm">
          <text:p text:style-name="P7"><text:span text:style-name="T2"/></text:p>
          <text:p text:style-name="P7"><text:span text:style-name="T2">Verify 972b comms</text:span></text:p>
          <text:p text:style-name="P7"><text:span text:style-name="T8"/></text:p>
          <text:p text:style-name="P11"><text:span text:style-name="T9">- Set user tag and display <text:s text:c="6"/>response</text:span></text:p>
          <text:p text:style-name="P7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0.372cm" svg:y1="37.338cm" svg:x2="10.372cm" svg:y2="38.291cm">
          <text:p/>
        </draw:line>
        <draw:line draw:style-name="gr1" draw:text-style-name="P1" draw:layer="layout" svg:x1="34.184cm" svg:y1="36.55cm" svg:x2="34.184cm" svg:y2="37.109cm">
          <text:p/>
        </draw:line>
        <draw:line draw:style-name="gr1" draw:text-style-name="P1" draw:layer="layout" svg:x1="27.199cm" svg:y1="12.43cm" svg:x2="27.199cm" svg:y2="12.989cm">
          <text:p/>
        </draw:line>
        <draw:custom-shape draw:style-name="gr27" draw:text-style-name="P8" draw:layer="layout" svg:width="4.763cm" svg:height="1.842cm" svg:x="24.812cm" svg:y="10.652cm">
          <text:p text:style-name="P7"><text:span text:style-name="T2">Perform selfChecks()</text:span></text:p>
          <text:p text:style-name="P7"><text:span text:style-name="T10"/></text:p>
          <text:p text:style-name="P11"><text:span text:style-name="T10">- read power states</text:span></text:p>
          <text:p text:style-name="P11"><text:span text:style-name="T10">- verify valve positions</text:span></text:p>
          <text:p text:style-name="P11"><text:span text:style-name="T10">- set LED indicators</text:span></text:p>
          <text:p text:style-name="P11"><text:span text:style-name="T10">- check pressure is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8" draw:layer="layout" svg:width="4.763cm" svg:height="0.813cm" svg:x="24.812cm" svg:y="9.331cm">
          <text:p text:style-name="P7"><text:span text:style-name="T2">Start Logging System</text:span></text:p>
          <text:p text:style-name="P11"><text:span text:style-name="T9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8" draw:layer="layout" svg:width="4.763cm" svg:height="0.953cm" svg:x="24.812cm" svg:y="9.254cm">
          <text:p text:style-name="P7"><text:span text:style-name="T2">Start Logging System</text:span></text:p>
          <text:p text:style-name="P11"><text:span text:style-name="T9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7.2cm" svg:y1="8.747cm" svg:x2="27.2cm" svg:y2="9.255cm">
          <text:p/>
        </draw:line>
        <draw:custom-shape draw:style-name="gr34" draw:text-style-name="P8" draw:layer="layout" svg:width="4.763cm" svg:height="0.635cm" svg:x="24.812cm" svg:y="8.417cm">
          <text:p text:style-name="P7"><text:span text:style-name="T2">Configure input p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" draw:layer="layout" svg:width="5.08cm" svg:height="0.953cm" svg:x="7.667cm" svg:y="34.909cm">
          <text:p text:style-name="P7"><text:span text:style-name="T2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5.397cm" svg:height="0.635cm" svg:x="7.667cm" svg:y="38.339cm">
          <text:p text:style-name="P7"><text:span text:style-name="T2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0.372cm" svg:y1="38.989cm" svg:x2="10.372cm" svg:y2="41.783cm">
          <text:p/>
        </draw:line>
        <draw:custom-shape draw:style-name="gr36" draw:text-style-name="P9" draw:layer="layout" svg:width="2.858cm" svg:height="1.397cm" svg:x="8.937cm" svg:y="36.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7" draw:text-style-name="P16" draw:layer="layout" svg:width="2.201cm" svg:height="1.076cm" svg:x="9.337cm" svg:y="36.664cm">
          <draw:text-box>
            <text:p><text:span text:style-name="T11">As expected?</text:span></text:p>
            <text:p text:style-name="P3"><text:span text:style-name="T11">(de-energized)</text:span></text:p>
          </draw:text-box>
        </draw:frame>
        <draw:custom-shape draw:style-name="gr38" draw:text-style-name="P13" draw:layer="layout" svg:width="8.572cm" svg:height="1.271cm" svg:x="1.953cm" svg:y="4.81cm">
          <text:p text:style-name="P12"><text:span text:style-name="T5">set currentState = INITIALIZATION_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8.572cm" svg:height="0.635cm" svg:x="1.953cm" svg:y="3.857cm">
          <text:p text:style-name="P12"><text:span text:style-name="T5">init SystemSta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493cm" svg:height="1.27cm" svg:x="13.699cm" svg:y="38.948cm">
          <text:p text:style-name="P7"><text:span text:style-name="T2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0.229cm" svg:y1="42.592cm" svg:x2="10.229cm" svg:y2="43.1cm">
          <text:p/>
        </draw:line>
        <draw:frame draw:style-name="gr20" draw:text-style-name="P15" draw:layer="layout" svg:width="1.196cm" svg:height="0.725cm" svg:x="11.678cm" svg:y="43.227cm">
          <draw:text-box>
            <text:p><text:span text:style-name="T7">No</text:span></text:p>
          </draw:text-box>
        </draw:frame>
        <draw:frame draw:style-name="gr20" draw:text-style-name="P15" draw:layer="layout" svg:width="1.196cm" svg:height="0.725cm" svg:x="9.138cm" svg:y="44.179cm">
          <draw:text-box>
            <text:p><text:span text:style-name="T7">Yes</text:span></text:p>
          </draw:text-box>
        </draw:frame>
        <draw:line draw:style-name="gr1" draw:text-style-name="P1" draw:layer="layout" svg:x1="21.012cm" svg:y1="43.177cm" svg:x2="21.012cm" svg:y2="43.583cm">
          <text:p/>
        </draw:line>
        <draw:line draw:style-name="gr1" draw:text-style-name="P1" draw:layer="layout" svg:x1="10.255cm" svg:y1="44.179cm" svg:x2="10.255cm" svg:y2="45.132cm">
          <text:p/>
        </draw:line>
        <draw:custom-shape draw:style-name="gr36" draw:text-style-name="P9" xml:id="id13" draw:id="id13" draw:layer="layout" svg:width="2.858cm" svg:height="1.397cm" svg:x="8.82cm" svg:y="43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1" draw:text-style-name="P17" draw:layer="layout" svg:width="2.201cm" svg:height="0.801cm" svg:x="9.266cm" svg:y="43.379cm">
          <draw:text-box>
            <text:p text:style-name="P3"><text:span text:style-name="T11">Setpoint</text:span></text:p>
            <text:p text:style-name="P3"><text:span text:style-name="T11">below 1 atm?</text:span></text:p>
          </draw:text-box>
        </draw:frame>
        <draw:custom-shape draw:style-name="gr42" draw:text-style-name="P8" xml:id="id5" draw:id="id5" draw:layer="layout" svg:width="3.811cm" svg:height="1.27cm" svg:x="19.096cm" svg:y="43.545cm">
          <text:p text:style-name="P7"><text:span text:style-name="T2">Set SP1 setpoint below ambient</text:span></text:p>
          <text:p text:style-name="P7"><text:span text:style-name="T12">e.g. 5.00E+1 tor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8" draw:layer="layout" svg:width="4.61cm" svg:height="0.813cm" svg:x="8.021cm" svg:y="41.805cm">
          <text:p text:style-name="P7"><text:span text:style-name="T2">Query setpoint switch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1.012cm" svg:y1="42.161cm" svg:x2="21.012cm" svg:y2="42.567cm">
          <text:p/>
        </draw:line>
        <draw:custom-shape draw:style-name="gr23" draw:text-style-name="P8" draw:layer="layout" svg:width="3.175cm" svg:height="0.635cm" svg:x="19.297cm" svg:y="42.517cm">
          <text:p text:style-name="P7"><text:span text:style-name="T2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" xml:id="id14" draw:id="id14" draw:layer="layout" svg:width="3.175cm" svg:height="0.627cm" svg:x="19.299cm" svg:y="41.64cm">
          <text:p text:style-name="P7"><text:span text:style-name="T2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" xml:id="id6" draw:id="id6" draw:layer="layout" svg:width="3.81cm" svg:height="0.952cm" svg:x="8.186cm" svg:y="45.132cm">
          <text:p text:style-name="P7"><text:span text:style-name="T2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0.23cm" svg:y1="46.084cm" svg:x2="10.23cm" svg:y2="46.592cm">
          <text:p/>
        </draw:line>
        <draw:line draw:style-name="gr19" draw:text-style-name="P1" draw:layer="layout" svg:x1="11.679cm" svg:y1="47.354cm" svg:x2="13.584cm" svg:y2="47.354cm">
          <text:p/>
        </draw:line>
        <draw:frame draw:style-name="gr20" draw:text-style-name="P15" draw:layer="layout" svg:width="1.196cm" svg:height="0.725cm" svg:x="11.679cm" svg:y="46.719cm">
          <draw:text-box>
            <text:p><text:span text:style-name="T7">Yes</text:span></text:p>
          </draw:text-box>
        </draw:frame>
        <draw:frame draw:style-name="gr21" draw:text-style-name="P15" draw:layer="layout" svg:width="1.044cm" svg:height="0.725cm" svg:x="9.139cm" svg:y="47.671cm">
          <draw:text-box>
            <text:p><text:span text:style-name="T7">No</text:span></text:p>
          </draw:text-box>
        </draw:frame>
        <draw:line draw:style-name="gr1" draw:text-style-name="P1" draw:layer="layout" svg:x1="10.256cm" svg:y1="47.671cm" svg:x2="10.256cm" svg:y2="48.624cm">
          <text:p/>
        </draw:line>
        <draw:custom-shape draw:style-name="gr36" draw:text-style-name="P9" draw:layer="layout" svg:width="2.858cm" svg:height="1.397cm" svg:x="8.821cm" svg:y="46.5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18" draw:layer="layout" svg:width="2.398cm" svg:height="0.737cm" svg:x="9.139cm" svg:y="46.859cm">
          <draw:text-box>
            <text:p text:style-name="P3"><text:span text:style-name="T13">Greater than</text:span></text:p>
            <text:p text:style-name="P3"><text:span text:style-name="T13"><text:s/></text:span><text:span text:style-name="T13">+/-10% of setpoint?</text:span></text:p>
          </draw:text-box>
        </draw:frame>
        <draw:connector draw:style-name="gr47" draw:text-style-name="P1" draw:layer="layout" svg:x1="19.096cm" svg:y1="44.18cm" svg:x2="11.996cm" svg:y2="45.608cm" draw:start-shape="id5" draw:start-glue-point="3" draw:end-shape="id6" draw:end-glue-point="1" svg:d="M19096 44180h-3550v1428h-3550" svg:viewBox="0 0 7101 1429">
          <text:p/>
        </draw:connector>
        <draw:custom-shape draw:style-name="gr45" draw:text-style-name="P8" xml:id="id8" draw:id="id8" draw:layer="layout" svg:width="3.81cm" svg:height="0.952cm" svg:x="8.187cm" svg:y="48.637cm">
          <text:p text:style-name="P7"><text:span text:style-name="T2">Enable set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5.297cm" svg:y1="48.574cm" svg:x2="15.297cm" svg:y2="48.98cm">
          <text:p/>
        </draw:line>
        <draw:custom-shape draw:style-name="gr42" draw:text-style-name="P8" xml:id="id7" draw:id="id7" draw:layer="layout" svg:width="3.811cm" svg:height="1.27cm" svg:x="13.381cm" svg:y="48.942cm">
          <text:p text:style-name="P7"><text:span text:style-name="T2">Set SH1 hystere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5.297cm" svg:y1="47.558cm" svg:x2="15.297cm" svg:y2="47.964cm">
          <text:p/>
        </draw:line>
        <draw:custom-shape draw:style-name="gr23" draw:text-style-name="P8" draw:layer="layout" svg:width="3.175cm" svg:height="0.635cm" svg:x="13.582cm" svg:y="47.914cm">
          <text:p text:style-name="P7"><text:span text:style-name="T2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" draw:layer="layout" svg:width="3.175cm" svg:height="0.627cm" svg:x="13.584cm" svg:y="47.037cm">
          <text:p text:style-name="P7"><text:span text:style-name="T2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5.402cm" svg:y1="37.528cm" svg:x2="15.402cm" svg:y2="37.934cm">
          <text:p/>
        </draw:line>
        <draw:connector draw:style-name="gr48" draw:text-style-name="P1" draw:layer="layout" svg:x1="13.381cm" svg:y1="49.577cm" svg:x2="11.997cm" svg:y2="49.113cm" draw:start-shape="id7" draw:start-glue-point="3" draw:end-shape="id8" draw:end-glue-point="1" svg:d="M13381 49577h-692v-464h-692" svg:viewBox="0 0 1385 465">
          <text:p/>
        </draw:connector>
        <draw:line draw:style-name="gr1" draw:text-style-name="P1" draw:layer="layout" svg:x1="10.334cm" svg:y1="32.458cm" svg:x2="10.334cm" svg:y2="32.966cm">
          <text:p/>
        </draw:line>
        <draw:line draw:style-name="gr19" draw:text-style-name="P1" draw:layer="layout" svg:x1="11.783cm" svg:y1="33.664cm" svg:x2="13.688cm" svg:y2="33.664cm">
          <text:p/>
        </draw:line>
        <draw:frame draw:style-name="gr20" draw:text-style-name="P15" draw:layer="layout" svg:width="1.196cm" svg:height="0.725cm" svg:x="11.783cm" svg:y="33.093cm">
          <draw:text-box>
            <text:p><text:span text:style-name="T7">No</text:span></text:p>
          </draw:text-box>
        </draw:frame>
        <draw:frame draw:style-name="gr20" draw:text-style-name="P15" draw:layer="layout" svg:width="1.196cm" svg:height="0.725cm" svg:x="9.243cm" svg:y="34.045cm">
          <draw:text-box>
            <text:p><text:span text:style-name="T7">Yes</text:span></text:p>
          </draw:text-box>
        </draw:frame>
        <draw:custom-shape draw:style-name="gr30" draw:text-style-name="P8" draw:layer="layout" svg:width="3.302cm" svg:height="0.952cm" svg:x="13.687cm" svg:y="33.101cm">
          <text:p text:style-name="P7"><text:span text:style-name="T2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" xml:id="id10" draw:id="id10" draw:layer="layout" svg:width="5.08cm" svg:height="0.953cm" svg:x="7.655cm" svg:y="31.505cm">
          <text:p text:style-name="P7"><text:span text:style-name="T2">Verify Relay 1 is disabled (EN1?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9" draw:layer="layout" svg:width="2.858cm" svg:height="1.397cm" svg:x="8.925cm" svg:y="32.9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9" draw:text-style-name="P19" draw:layer="layout" svg:width="1.27cm" svg:height="0.635cm" svg:x="9.796cm" svg:y="33.347cm">
          <draw:text-box>
            <text:p text:style-name="P3"><text:span text:style-name="T14">Off?</text:span></text:p>
          </draw:text-box>
        </draw:frame>
        <draw:line draw:style-name="gr1" draw:text-style-name="P1" draw:layer="layout" svg:x1="15.402cm" svg:y1="34.02cm" svg:x2="15.402cm" svg:y2="34.579cm">
          <text:p/>
        </draw:line>
        <draw:line draw:style-name="gr1" draw:text-style-name="P1" draw:layer="layout" svg:x1="10.372cm" svg:y1="30.909cm" svg:x2="10.372cm" svg:y2="31.565cm">
          <text:p/>
        </draw:line>
        <draw:line draw:style-name="gr1" draw:text-style-name="P1" draw:layer="layout" svg:x1="10.334cm" svg:y1="34.401cm" svg:x2="10.334cm" svg:y2="34.909cm">
          <text:p/>
        </draw:line>
        <draw:custom-shape draw:style-name="gr40" draw:text-style-name="P8" xml:id="id9" draw:id="id9" draw:layer="layout" svg:width="3.493cm" svg:height="1.27cm" svg:x="13.699cm" svg:y="34.655cm">
          <text:p text:style-name="P7"><text:span text:style-name="T2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1" draw:layer="layout" draw:line-skew="0.769cm" svg:x1="17.192cm" svg:y1="35.29cm" svg:x2="12.735cm" svg:y2="31.981cm" draw:start-shape="id9" draw:start-glue-point="1" draw:end-shape="id10" draw:end-glue-point="1" svg:d="M17192 35290h1270v-3309h-5727" svg:viewBox="0 0 5728 3310">
          <text:p/>
        </draw:connector>
        <draw:custom-shape draw:style-name="gr51" draw:text-style-name="P8" xml:id="id11" draw:id="id11" draw:layer="layout" svg:width="2.222cm" svg:height="1.27cm" svg:x="20.291cm" svg:y="31.404cm">
          <text:p text:style-name="P7"><text:span text:style-name="T2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8" xml:id="id12" draw:id="id12" draw:layer="layout" svg:width="3.302cm" svg:height="1.27cm" svg:x="19.732cm" svg:y="33.36cm">
          <text:p text:style-name="P7"><text:span text:style-name="T2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9" draw:layer="layout" svg:width="2.541cm" svg:height="1.575cm" svg:x="17.192cm" svg:y="31.2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9" draw:text-style-name="P19" draw:layer="layout" svg:width="1.819cm" svg:height="0.635cm" svg:x="17.596cm" svg:y="31.709cm">
          <draw:text-box>
            <text:p text:style-name="P3"><text:span text:style-name="T14">Timeout?</text:span></text:p>
          </draw:text-box>
        </draw:frame>
        <draw:frame draw:style-name="gr20" draw:text-style-name="P21" draw:layer="layout" svg:width="1.196cm" svg:height="0.725cm" svg:x="16.24cm" svg:y="31.39cm">
          <draw:text-box>
            <text:p text:style-name="P20"><text:span text:style-name="T3">No</text:span></text:p>
          </draw:text-box>
        </draw:frame>
        <draw:connector draw:style-name="gr54" draw:text-style-name="P1" draw:layer="layout" svg:x1="19.733cm" svg:y1="32.027cm" svg:x2="20.291cm" svg:y2="32.039cm" draw:end-shape="id11" draw:end-glue-point="3" svg:d="M19733 32027h29v12h529" svg:viewBox="0 0 559 13">
          <text:p/>
        </draw:connector>
        <draw:connector draw:style-name="gr55" draw:text-style-name="P1" draw:layer="layout" svg:x1="21.402cm" svg:y1="32.674cm" svg:x2="21.383cm" svg:y2="33.36cm" draw:start-shape="id11" draw:start-glue-point="2" draw:end-shape="id12" draw:end-glue-point="0" svg:d="M21402 32674v344h-19v342" svg:viewBox="0 0 20 687">
          <text:p/>
        </draw:connector>
        <draw:frame draw:style-name="gr56" draw:text-style-name="P22" draw:layer="layout" svg:width="9.842cm" svg:height="1.141cm" svg:x="17.192cm" svg:y="26.529cm">
          <draw:text-box>
            <text:p><text:span text:style-name="T15">Test pressure safety relays reading from pressure gauge using arduino at 1 atm</text:span></text:p>
          </draw:text-box>
        </draw:frame>
        <draw:connector draw:style-name="gr57" draw:text-style-name="P1" draw:layer="layout" draw:line-skew="-0.837cm" svg:x1="11.678cm" svg:y1="43.799cm" svg:x2="19.299cm" svg:y2="41.953cm" draw:start-shape="id13" draw:start-glue-point="7" draw:end-shape="id14" draw:end-glue-point="3" svg:d="M11678 43799h2974v-1846h4647" svg:viewBox="0 0 7622 1847">
          <text:p/>
        </draw:connector>
        <draw:frame draw:style-name="gr20" draw:text-style-name="P21" draw:layer="layout" svg:width="1.196cm" svg:height="0.725cm" svg:x="19.339cm" svg:y="32.025cm">
          <draw:text-box>
            <text:p text:style-name="P20"><text:span text:style-name="T3">Yes</text:span></text:p>
          </draw:text-box>
        </draw:frame>
        <draw:custom-shape draw:style-name="gr51" draw:text-style-name="P8" xml:id="id15" draw:id="id15" draw:layer="layout" svg:width="2.222cm" svg:height="1.27cm" svg:x="20.292cm" svg:y="31.405cm">
          <text:p text:style-name="P7"><text:span text:style-name="T2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8" xml:id="id16" draw:id="id16" draw:layer="layout" svg:width="3.302cm" svg:height="1.27cm" svg:x="19.733cm" svg:y="33.361cm">
          <text:p text:style-name="P7"><text:span text:style-name="T2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9" draw:layer="layout" svg:width="1.819cm" svg:height="0.635cm" svg:x="17.597cm" svg:y="31.71cm">
          <draw:text-box>
            <text:p text:style-name="P3"><text:span text:style-name="T14">Timeout?</text:span></text:p>
          </draw:text-box>
        </draw:frame>
        <draw:connector draw:style-name="gr54" draw:text-style-name="P1" draw:layer="layout" svg:x1="19.734cm" svg:y1="32.028cm" svg:x2="20.292cm" svg:y2="32.04cm" draw:end-shape="id15" draw:end-glue-point="3" svg:d="M19734 32028h29v12h529" svg:viewBox="0 0 559 13">
          <text:p/>
        </draw:connector>
        <draw:connector draw:style-name="gr55" draw:text-style-name="P1" draw:layer="layout" svg:x1="21.403cm" svg:y1="32.675cm" svg:x2="21.384cm" svg:y2="33.361cm" draw:start-shape="id15" draw:start-glue-point="2" draw:end-shape="id16" draw:end-glue-point="0" svg:d="M21403 32675v344h-19v342" svg:viewBox="0 0 20 687">
          <text:p/>
        </draw:connector>
        <draw:frame draw:style-name="gr20" draw:text-style-name="P21" draw:layer="layout" svg:width="1.196cm" svg:height="0.725cm" svg:x="19.34cm" svg:y="32.026cm">
          <draw:text-box>
            <text:p text:style-name="P20"><text:span text:style-name="T3">Yes</text:span></text:p>
          </draw:text-box>
        </draw:frame>
        <draw:custom-shape draw:style-name="gr51" draw:text-style-name="P8" xml:id="id17" draw:id="id17" draw:layer="layout" svg:width="2.222cm" svg:height="1.27cm" svg:x="19.528cm" svg:y="45.767cm">
          <text:p text:style-name="P7"><text:span text:style-name="T2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8" xml:id="id18" draw:id="id18" draw:layer="layout" svg:width="3.302cm" svg:height="1.27cm" svg:x="18.969cm" svg:y="47.723cm">
          <text:p text:style-name="P7"><text:span text:style-name="T2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9" xml:id="id21" draw:id="id21" draw:layer="layout" svg:width="2.541cm" svg:height="1.575cm" svg:x="15.921cm" svg:y="43.3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5" draw:text-style-name="P1" draw:layer="layout" svg:x1="20.639cm" svg:y1="47.037cm" svg:x2="20.62cm" svg:y2="47.723cm" draw:start-shape="id17" draw:start-glue-point="2" draw:end-shape="id18" draw:end-glue-point="0" svg:d="M20639 47037v344h-19v342" svg:viewBox="0 0 20 687">
          <text:p/>
        </draw:connector>
        <draw:frame draw:style-name="gr20" draw:text-style-name="P21" draw:layer="layout" svg:width="1.196cm" svg:height="0.725cm" svg:x="15.097cm" svg:y="43.621cm">
          <draw:text-box>
            <text:p text:style-name="P20"><text:span text:style-name="T3">No</text:span></text:p>
          </draw:text-box>
        </draw:frame>
        <draw:custom-shape draw:style-name="gr51" draw:text-style-name="P8" xml:id="id19" draw:id="id19" draw:layer="layout" svg:width="2.222cm" svg:height="1.27cm" svg:x="19.529cm" svg:y="45.768cm">
          <text:p text:style-name="P7"><text:span text:style-name="T2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8" xml:id="id20" draw:id="id20" draw:layer="layout" svg:width="3.302cm" svg:height="1.27cm" svg:x="18.97cm" svg:y="47.724cm">
          <text:p text:style-name="P7"><text:span text:style-name="T2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9" draw:layer="layout" svg:width="1.819cm" svg:height="0.635cm" svg:x="16.326cm" svg:y="43.902cm">
          <draw:text-box>
            <text:p text:style-name="P3"><text:span text:style-name="T14">Timeout?</text:span></text:p>
          </draw:text-box>
        </draw:frame>
        <draw:connector draw:style-name="gr55" draw:text-style-name="P1" draw:layer="layout" svg:x1="20.64cm" svg:y1="47.038cm" svg:x2="20.621cm" svg:y2="47.724cm" draw:start-shape="id19" draw:start-glue-point="2" draw:end-shape="id20" draw:end-glue-point="0" svg:d="M20640 47038v344h-19v342" svg:viewBox="0 0 20 687">
          <text:p/>
        </draw:connector>
        <draw:frame draw:style-name="gr20" draw:text-style-name="P21" draw:layer="layout" svg:width="1.196cm" svg:height="0.725cm" svg:x="17.002cm" svg:y="45.042cm">
          <draw:text-box>
            <text:p text:style-name="P20"><text:span text:style-name="T3">Yes</text:span></text:p>
          </draw:text-box>
        </draw:frame>
        <draw:line draw:style-name="gr58" draw:text-style-name="P1" draw:layer="layout" svg:x1="19.097cm" svg:y1="44.18cm" svg:x2="18.462cm" svg:y2="44.18cm">
          <text:p/>
        </draw:line>
        <draw:connector draw:style-name="gr59" draw:text-style-name="P1" draw:layer="layout" svg:x1="17.192cm" svg:y1="44.968cm" svg:x2="19.529cm" svg:y2="46.403cm" draw:start-shape="id21" draw:start-glue-point="6" draw:end-shape="id19" svg:d="M17192 44968v1435h2337" svg:viewBox="0 0 2338 1436">
          <text:p/>
        </draw:connector>
        <draw:line draw:style-name="gr60" draw:text-style-name="P1" draw:layer="layout" svg:x1="18.462cm" svg:y1="35.29cm" svg:x2="18.462cm" svg:y2="32.75cm">
          <text:p/>
        </draw:line>
        <draw:frame draw:style-name="gr56" draw:text-style-name="P22" draw:layer="layout" svg:width="9.842cm" svg:height="1.141cm" svg:x="17.192cm" svg:y="27.987cm">
          <draw:text-box>
            <text:p><text:span text:style-name="T15">Assume most functions log at INFO level</text:span></text:p>
            <text:p><text:span text:style-name="T15">Explic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2" style:font-family-asian="'Segoe UI'" style:font-family-generic-asian="roman" style:font-pitch-asian="variable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Arial3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3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40.64cm" fo:page-height="55.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20:13:04.542000000</meta:creation-date>
    <dc:date>2024-03-06T22:12:56.835000000</dc:date>
    <meta:editing-duration>P2DT12H1M17S</meta:editing-duration>
    <meta:editing-cycles>10</meta:editing-cycles>
    <meta:generator>LibreOffice/7.6.4.1$Windows_X86_64 LibreOffice_project/e19e193f88cd6c0525a17fb7a176ed8e6a3e2aa1</meta:generator>
    <meta:document-statistic meta:object-count="161"/>
  </office:meta>
</office:document-meta>
</file>